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150%" fo:break-before="auto" fo:break-after="auto" style:writing-mode="lr-tb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50%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fo:font-variant="normal" fo:text-transform="none" style:use-window-font-color="true" style:font-name="Times New Roman" fo:font-size="12pt" fo:letter-spacing="normal" fo:font-style="normal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variant="normal" fo:text-transform="none" fo:color="#000000" style:text-line-through-style="none" style:font-name="Arial1" fo:font-size="15.1499996185303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Times New Roman" fo:font-size="12.3000001907349pt" fo:font-style="normal" style:text-underline-style="none" fo:font-weight="normal" style:text-blinking="false" fo:background-color="transparent" style:font-name-asian="Times New Roman" style:font-name-complex="Times New Roman"/>
    </style:style>
    <style:style style:name="T6" style:family="text">
      <style:text-properties fo:font-variant="normal" fo:text-transform="none" fo:color="#000000" style:text-line-through-style="none" style:font-name="Times New Roman" fo:font-size="15.1499996185303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Aluno</text:span><text:span text:style-name="T1">: Ciro Anacleto Dias Junior<text:tab/><text:tab/><text:tab/><text:tab/><text:tab/><text:tab/></text:span><text:span text:style-name="T2">Data:</text:span><text:span text:style-name="T1"> 22/11/2013</text:span></text:p>
      <text:p text:style-name="P5"><text:span text:style-name="T2">Fase/Iteração:</text:span><text:span text:style-name="T1"> Iteração 6<text:tab/><text:tab/><text:tab/><text:tab/><text:tab/></text:span><text:span text:style-name="T2">Esforço Total:</text:span><text:span text:style-name="T1"> 12</text:span></text:p>
      <text:p text:style-name="P4"/>
      <text:p text:style-name="P5"><text:span text:style-name="T2">Atividade: Detalhamento de arquitetura</text:span><text:span text:style-name="T3">.</text:span><text:span text:style-name="T1"><text:tab/><text:tab/></text:span><text:span text:style-name="T2">Esforço: 6 horas.</text:span></text:p>
      <text:p text:style-name="P5"><text:span text:style-name="T1">Descrição: </text:span><text:span text:style-name="T5">Visão de usabilidade,</text:span><text:span text:style-name="T7">Visão de Manutenibilidade, Visão de Portabilidade, Visão de Confiabilidade e tolerância a falhas.</text:span><text:span text:style-name="T1"><text:tab/></text:span></text:p>
      <text:p text:style-name="P4">Produtos: Documento de arquitetura.</text:p>
      <text:p text:style-name="P4">Equipe: Ciro Anacleto.</text:p>
      <text:p text:style-name="P11">Artefato: Documento de arquitetura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RELPREV- Relatório de Prevenção de Acidentes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editing-cycles>4</meta:editing-cycles>
    <meta:editing-duration>P0D</meta:editing-duration>
    <meta:creation-date>2013-11-08T19:44:58</meta:creation-date>
    <dc:date>2013-12-12T14:06:00</dc:date>
    <dc:creator>Arcturus </dc:creator>
    <meta:document-statistic meta:table-count="0" meta:image-count="0" meta:object-count="0" meta:page-count="1" meta:paragraph-count="10" meta:word-count="67" meta:character-count="523" meta:non-whitespace-character-count="455"/>
  </office:meta>
</office:document-meta>
</file>